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Quality of ODA (QuODA) - Maximising efficiency</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me2012</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Effizienzerhöhung der öffentlichen Entwicklungszusammenarbeit</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efficiency of official development cooperation.</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Mehr Details zum QUODA Index finden sich hier http://www.cgdev.org/page/quality-oda-quoda.</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For more details about this indicator please consult the QUODA website.http://www.cgdev.org/page/quality-oda-quoda.</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0.3,0.15,-0.15,-0.3</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Z</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0.3" calcext:value-type="float">
            <text:p>0.3</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15" calcext:value-type="date">
            <text:p>10/15/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2" calcext:value-type="float">
            <text:p>2012</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pcd</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Center for Global Development, Quality of ODA</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2" calcext:value-type="float">
            <text:p>2012</text:p>
          </table:table-cell>
          <table:table-cell table:style-name="ce1" office:value-type="float" office:value="2011" calcext:value-type="float">
            <text:p>2011</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0.3574" calcext:value-type="float">
            <text:p>-0.357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0.34208" calcext:value-type="float">
            <text:p>-0.34208</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0.033408" calcext:value-type="float">
            <text:p>0.033408</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0.036414" calcext:value-type="float">
            <text:p>0.036414</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0.10189" calcext:value-type="float">
            <text:p>-0.10189</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0.07837" calcext:value-type="float">
            <text:p>-0.07837</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0.11239" calcext:value-type="float">
            <text:p>-0.11239</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0.08735" calcext:value-type="float">
            <text:p>-0.08735</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0.38438" calcext:value-type="float">
            <text:p>-0.3843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1519" calcext:value-type="float">
            <text:p>-0.1519</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0.29922" calcext:value-type="float">
            <text:p>-0.29922</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0.464777" calcext:value-type="float">
            <text:p>0.464777</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0.04086" calcext:value-type="float">
            <text:p>-0.04086</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0.27428" calcext:value-type="float">
            <text:p>-0.27428</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0.10265" calcext:value-type="float">
            <text:p>-0.10265</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0.56527" calcext:value-type="float">
            <text:p>-0.56527</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0.06419" calcext:value-type="float">
            <text:p>-0.06419</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0.278807" calcext:value-type="float">
            <text:p>0.278807</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0.46147" calcext:value-type="float">
            <text:p>-0.46147</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0.031755" calcext:value-type="float">
            <text:p>0.031755</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0.19804" calcext:value-type="float">
            <text:p>-0.19804</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0.415213" calcext:value-type="float">
            <text:p>0.415213</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685752" calcext:value-type="float">
            <text:p>0.685752</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0.37201" calcext:value-type="float">
            <text:p>-0.37201</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0.18338" calcext:value-type="float">
            <text:p>-0.18338</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0.1852" calcext:value-type="float">
            <text:p>-0.1852</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0.28549" calcext:value-type="float">
            <text:p>-0.28549</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0.16286" calcext:value-type="float">
            <text:p>-0.16286</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0.133505" calcext:value-type="float">
            <text:p>0.133505</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0.2576" calcext:value-type="float">
            <text:p>-0.2576</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